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" style:family="paragraph" style:parent-style-name="Text_20_body" style:list-style-name="L1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P3" style:family="paragraph" style:parent-style-name="Text_20_body" style:list-style-name="L1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Times New Roman" fo:font-size="14pt" fo:language="en" fo:country="CA" fo:font-style="normal" style:text-underline-style="none" fo:font-weight="normal" style:text-blinking="false" fo:background-color="transparent" style:font-size-asian="14pt" style:font-size-complex="14pt"/>
    </style:style>
    <style:style style:name="P4" style:family="paragraph" style:parent-style-name="Text_20_body" style:list-style-name="L1">
      <style:paragraph-properties fo:margin-top="0cm" fo:margin-bottom="0cm" fo:line-height="138%" fo:text-align="start" style:justify-single-word="false" style:writing-mode="lr-tb"/>
    </style:style>
    <style:style style:name="P5" style:family="paragraph" style:parent-style-name="Text_20_body" style:list-style-name="L1">
      <style:paragraph-properties fo:margin-top="0cm" fo:margin-bottom="0cm" fo:line-height="138%" fo:text-align="start" style:justify-single-word="false" fo:break-before="pag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CA"/>
    </style:style>
    <style:style style:name="T4" style:family="text"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T5" style:family="text">
      <style:text-properties fo:font-variant="normal" fo:text-transform="none" fo:color="#000000" style:text-line-through-styl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T6" style:family="text">
      <style:text-properties fo:font-variant="normal" fo:text-transform="none" fo:color="#000000" style:text-line-through-style="none" style:font-name="Times New Roman" fo:font-size="14pt" fo:language="en" fo:country="CA" fo:font-style="normal" style:text-underline-style="none" fo:font-weight="normal" style:text-blinking="false" fo:background-color="transparen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list xml:id="list4583951759519385430" text:style-name="L1">
        <text:list-header>
          <text:p text:style-name="P1">Здравствуйте, уважаемы<text:span text:style-name="T1">й <text:s/></text:span><text:database-display text:table-name="Персоны" text:table-type="table" text:column-name="Имя ИП" text:database-name="Реестр участников">&lt;Имя ИП&gt;</text:database-display> <text:database-display text:table-name="Персоны" text:table-type="table" text:column-name="Отчество ИП" text:database-name="Реестр участников">&lt;Отчество ИП&gt;</text:database-display>!</text:p>
          <text:p text:style-name="P1">Спасибо, что посетили наше мероприятие, надеемся, что оно Вам понравилось. Все фотографии будут выложены на нашем сайте в разделе «Галерея». Также Вы можете оставить свой отзыв на нашем сайте <text:span text:style-name="T2">http://nuthatch</text:span><text:span text:style-name="T3">.com/</text:span></text:p>
          <text:p text:style-name="P2">Ждем Вас на наших следующих мероприятиях!</text:p>
          <text:p text:style-name="P2"/>
          <text:p text:style-name="P2">С уважением команда <text:span text:style-name="T2">NUTHATCH</text:span></text:p>
        </text:list-header>
      </text:list>
      <text:h text:style-name="P7" text:outline-level="1"/>
      <text:list xml:id="list1260716709" text:continue-numbering="true" text:style-name="L1">
        <text:list-header>
          <text:p text:style-name="P1">Здравствуйте, уважаемы<text:span text:style-name="T1">й Гасанов Сунгур</text:span></text:p>
          <text:p text:style-name="P1"/>
          <text:p text:style-name="P1">Спасибо, что посетили наше мероприятие, надеемся, что оно Вам понравилось. Все фотографии будут выложены на нашем сайте в разделе «Галерея». Также Вы можете оставить свой отзыв на нашем сайте <text:span text:style-name="T2">http://</text:span><text:span text:style-name="T3">awesome.com/</text:span></text:p>
          <text:p text:style-name="P2">Ждем Вас на наших следующих мероприятиях!</text:p>
          <text:p text:style-name="P2"/>
          <text:p text:style-name="P2"><text:span text:style-name="T5">С уважением команда </text:span><text:span text:style-name="T6">AWESOME</text:span></text:p>
        </text:list-header>
      </text:list>
      <text:h text:style-name="P7" text:outline-level="1"/>
      <text:list xml:id="list2119852928" text:continue-numbering="true" text:style-name="L1">
        <text:list-header>
          <text:p text:style-name="P1">Здравствуйте, уважаемы<text:span text:style-name="T1">й Гасанов Сунгур</text:span></text:p>
          <text:p text:style-name="P1"/>
          <text:p text:style-name="P1">Спасибо, что посетили наше мероприятие, надеемся, что оно Вам понравилось. Все фотографии будут выложены на нашем сайте в разделе «Галерея». Также Вы можете оставить свой отзыв на нашем сайте <text:span text:style-name="T2">http://</text:span><text:span text:style-name="T3">awesome.com/</text:span></text:p>
          <text:p text:style-name="P2">Ждем Вас на наших следующих мероприятиях!</text:p>
          <text:p text:style-name="P2"/>
          <text:p text:style-name="P3">С уважением команда AWESOME</text:p>
          <text:p text:style-name="P5"/>
          <text:p text:style-name="P4"><text:span text:style-name="T4">Здравствуйте, уважаемы</text:span><text:span text:style-name="T5">й Гасанов Сунгур</text:span></text:p>
          <text:p text:style-name="P1"/>
          <text:p text:style-name="P1">Спасибо, что посетили наше мероприятие, надеемся, что оно Вам понравилось. Все фотографии будут выложены на нашем сайте в разделе «Галерея». Также Вы можете оставить свой отзыв на нашем сайте <text:span text:style-name="T2">http://</text:span><text:span text:style-name="T3">awesome.com/</text:span></text:p>
          <text:p text:style-name="P2">Ждем Вас на наших следующих мероприятиях!</text:p>
          <text:p text:style-name="P2"/>
          <text:p text:style-name="P2"><text:span text:style-name="T5">С уважением команда </text:span><text:span text:style-name="T6">AWESOME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20__3f__3f__3f__3f__3f_" style:display-name="???????? ?????" style:family="paragraph" style:parent-style-name="_3f__3f__3f__3f__3f__3f__3f_">
      <style:paragraph-properties fo:margin-top="0cm" fo:margin-bottom="0.212cm" fo:hyphenation-ladder-count="no-limit"/>
      <style:text-properties fo:font-size="12pt" fo:language="en" fo:country="CA" style:font-size-asian="12pt" style:font-size-complex="12pt" fo:hyphenate="false" fo:hyphenation-remain-char-count="2" fo:hyphenation-push-char-count="2"/>
    </style:style>
    <style:style style:name="_3f__3f__3f__3f__3f__3f__3f__3f__3f__3f__20__3f__3f__3f__3f__3f__3f_" style:display-name="?????????? ??????" style:family="paragraph" style:parent-style-name="_3f__3f__3f__3f__3f__3f__3f_">
      <style:paragraph-properties fo:margin-left="1cm" fo:margin-right="0cm" fo:hyphenation-ladder-count="no-limit" fo:text-indent="0cm" style:auto-text-indent="false"/>
      <style:text-properties fo:font-size="12pt" fo:language="en" fo:country="CA" style:font-size-asian="12pt" style:font-size-complex="12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_3f__3f__3f__3f__3f__3f__20__3f__3f__3f__3f__3f__3f__3f__3f__3f_" style:display-name="?????? ?????????" style:family="text"/>
    <style:style style:name="_3f__3f__3f__3f__3f__3f__20__3f__3f__3f__3f__3f__3f_" style:display-name="?????? ??????" style:family="text"/>
    <style:style style:name="_3f__3f__3f__3f__3f__3f__3f__20__3f__3f__3f__3f__3f__3f__3f__3f__20__3f__3f__3f__3f__3f__3f_" style:display-name="??????? ???????? ??????" style:family="text"/>
    <style:style style:name="_3f__3f__3f__3f__3f__3f__3f__3f_-_3f__3f__3f__3f__3f__3f_" style:display-name="????????-??????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_3f__3f__3f__3f__3f__3f__3f__3f__3f__3f__20__3f__3f__3f__3f__3f__3f__3f__3f__3f__3f__3f_" style:display-name="?????????? ???????????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762cm"/>
      </text:list-level-style-number>
      <text:list-level-style-number text:level="2" text:style-name="RTF_5f_Num_20_3_20_2" style:num-format="">
        <style:list-level-properties text:min-label-width="1.016cm"/>
      </text:list-level-style-number>
      <text:list-level-style-number text:level="3" text:style-name="RTF_5f_Num_20_3_20_3" style:num-format="">
        <style:list-level-properties text:min-label-width="1.27cm"/>
      </text:list-level-style-number>
      <text:list-level-style-number text:level="4" text:style-name="RTF_5f_Num_20_3_20_4" style:num-format="">
        <style:list-level-properties text:min-label-width="1.524cm"/>
      </text:list-level-style-number>
      <text:list-level-style-number text:level="5" text:style-name="RTF_5f_Num_20_3_20_5" style:num-format="">
        <style:list-level-properties text:min-label-width="1.778cm"/>
      </text:list-level-style-number>
      <text:list-level-style-number text:level="6" text:style-name="RTF_5f_Num_20_3_20_6" style:num-format="">
        <style:list-level-properties text:min-label-width="2.032cm"/>
      </text:list-level-style-number>
      <text:list-level-style-number text:level="7" text:style-name="RTF_5f_Num_20_3_20_7" style:num-format="">
        <style:list-level-properties text:min-label-width="2.286cm"/>
      </text:list-level-style-number>
      <text:list-level-style-number text:level="8" text:style-name="RTF_5f_Num_20_3_20_8" style:num-format="">
        <style:list-level-properties text:min-label-width="2.54cm"/>
      </text:list-level-style-number>
      <text:list-level-style-number text:level="9" text:style-name="RTF_5f_Num_20_3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ячеслав Мажаев</meta:initial-creator>
    <meta:creation-date>2020-06-05T21:13:37.47</meta:creation-date>
    <dc:date>2020-11-12T09:35:31</dc:date>
    <meta:editing-duration>PT18M6S</meta:editing-duration>
    <meta:editing-cycles>10</meta:editing-cycles>
    <meta:generator>OpenOffice/4.1.7$Unix OpenOffice.org_project/417m1$Build-9800</meta:generator>
    <meta:document-statistic meta:table-count="0" meta:image-count="0" meta:object-count="0" meta:page-count="4" meta:paragraph-count="16" meta:word-count="178" meta:character-count="1280"/>
  </office:meta>
</office:document-meta>
</file>